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a0ef5" officeooo:paragraph-rsid="001a0ef5"/>
    </style:style>
    <style:style style:name="P2" style:family="paragraph" style:parent-style-name="Standard">
      <style:text-properties officeooo:rsid="001ab4db"/>
    </style:style>
    <style:style style:name="P3" style:family="paragraph" style:parent-style-name="Standard">
      <style:text-properties officeooo:rsid="001ae5ca" officeooo:paragraph-rsid="001ae5ca"/>
    </style:style>
    <style:style style:name="P4" style:family="paragraph" style:parent-style-name="Standard">
      <style:text-properties officeooo:rsid="001c39d4" officeooo:paragraph-rsid="001c39d4"/>
    </style:style>
    <style:style style:name="P5" style:family="paragraph" style:parent-style-name="Standard">
      <style:text-properties officeooo:rsid="001f76bb" officeooo:paragraph-rsid="001f76bb"/>
    </style:style>
    <style:style style:name="P6" style:family="paragraph" style:parent-style-name="Text_20_body">
      <style:text-properties officeooo:rsid="001f76bb" officeooo:paragraph-rsid="001f76bb"/>
    </style:style>
    <style:style style:name="P7" style:family="paragraph" style:parent-style-name="Standard">
      <style:text-properties officeooo:rsid="00204634" officeooo:paragraph-rsid="00204634"/>
    </style:style>
    <style:style style:name="P8" style:family="paragraph" style:parent-style-name="Heading_20_1">
      <style:text-properties officeooo:rsid="001a0ef5" officeooo:paragraph-rsid="001a0ef5"/>
    </style:style>
    <style:style style:name="P9" style:family="paragraph" style:parent-style-name="Heading_20_1">
      <style:text-properties officeooo:rsid="00299392" officeooo:paragraph-rsid="00299392"/>
    </style:style>
    <style:style style:name="P10" style:family="paragraph" style:parent-style-name="Heading_20_2">
      <style:text-properties officeooo:rsid="001a0ef5" officeooo:paragraph-rsid="001a0ef5"/>
    </style:style>
    <style:style style:name="P11" style:family="paragraph" style:parent-style-name="Heading_20_3">
      <style:text-properties officeooo:rsid="001a0ef5" officeooo:paragraph-rsid="001a0ef5"/>
    </style:style>
    <style:style style:name="P12" style:family="paragraph" style:parent-style-name="Standard">
      <style:text-properties officeooo:rsid="001d2b38" officeooo:paragraph-rsid="001d2b38"/>
    </style:style>
    <style:style style:name="P13" style:family="paragraph" style:parent-style-name="Standard" style:list-style-name="L1">
      <style:text-properties officeooo:rsid="00264e1f" officeooo:paragraph-rsid="00264e1f"/>
    </style:style>
    <style:style style:name="P14" style:family="paragraph" style:parent-style-name="Standard" style:list-style-name="L1">
      <style:text-properties officeooo:rsid="00264e1f" officeooo:paragraph-rsid="00294bde"/>
    </style:style>
    <style:style style:name="P15" style:family="paragraph" style:parent-style-name="Standard">
      <style:text-properties officeooo:rsid="00264e1f" officeooo:paragraph-rsid="001d2b38"/>
    </style:style>
    <style:style style:name="P16" style:family="paragraph" style:parent-style-name="Standard" style:list-style-name="L1">
      <style:text-properties officeooo:rsid="00294bde" officeooo:paragraph-rsid="00294bde"/>
    </style:style>
    <style:style style:name="P17" style:family="paragraph" style:parent-style-name="Standard">
      <style:text-properties officeooo:rsid="00294bde" officeooo:paragraph-rsid="00294bde"/>
    </style:style>
    <style:style style:name="P18" style:family="paragraph" style:parent-style-name="Standard" style:list-style-name="L3">
      <style:text-properties officeooo:rsid="00294bde" officeooo:paragraph-rsid="00294bde"/>
    </style:style>
    <style:style style:name="P19" style:family="paragraph" style:parent-style-name="Standard" style:list-style-name="L6">
      <style:text-properties officeooo:rsid="00294bde" officeooo:paragraph-rsid="00294bde"/>
    </style:style>
    <style:style style:name="P20" style:family="paragraph" style:parent-style-name="Standard">
      <style:text-properties officeooo:rsid="001a0ef5" officeooo:paragraph-rsid="001a0ef5"/>
    </style:style>
    <style:style style:name="P21" style:family="paragraph" style:parent-style-name="Standard">
      <style:text-properties officeooo:rsid="001f76bb" officeooo:paragraph-rsid="001f76bb"/>
    </style:style>
    <style:style style:name="P22" style:family="paragraph" style:parent-style-name="Standard" style:list-style-name="L4">
      <style:text-properties officeooo:rsid="001f76bb" officeooo:paragraph-rsid="001f76bb"/>
    </style:style>
    <style:style style:name="P23" style:family="paragraph" style:parent-style-name="Standard">
      <style:text-properties officeooo:rsid="00204634" officeooo:paragraph-rsid="00204634"/>
    </style:style>
    <style:style style:name="P24" style:family="paragraph" style:parent-style-name="Standard">
      <style:text-properties officeooo:rsid="001c39d4" officeooo:paragraph-rsid="001c39d4"/>
    </style:style>
    <style:style style:name="P25" style:family="paragraph" style:parent-style-name="Standard" style:list-style-name="L5">
      <style:text-properties officeooo:rsid="00299392" officeooo:paragraph-rsid="00299392"/>
    </style:style>
    <style:style style:name="P26" style:family="paragraph" style:parent-style-name="Standard" style:list-style-name="L5">
      <style:text-properties officeooo:rsid="002b0f57" officeooo:paragraph-rsid="002b0f57"/>
    </style:style>
    <style:style style:name="P27" style:family="paragraph" style:parent-style-name="Standard" style:list-style-name="L5">
      <style:text-properties officeooo:rsid="002bfd2b" officeooo:paragraph-rsid="002bfd2b"/>
    </style:style>
    <style:style style:name="P28" style:family="paragraph" style:parent-style-name="Standard" style:list-style-name="L5">
      <style:text-properties officeooo:rsid="002ccf08" officeooo:paragraph-rsid="002ccf08"/>
    </style:style>
    <style:style style:name="P29" style:family="paragraph" style:parent-style-name="Standard" style:list-style-name="L5">
      <style:text-properties officeooo:rsid="0030765d" officeooo:paragraph-rsid="0030765d"/>
    </style:style>
    <style:style style:name="P30" style:family="paragraph" style:parent-style-name="Text_20_body">
      <style:text-properties officeooo:rsid="001e1d78" officeooo:paragraph-rsid="001e1d78"/>
    </style:style>
    <style:style style:name="P31" style:family="paragraph" style:parent-style-name="Text_20_body" style:list-style-name="L2">
      <style:text-properties officeooo:rsid="00264e1f" officeooo:paragraph-rsid="00264e1f"/>
    </style:style>
    <style:style style:name="P32" style:family="paragraph" style:parent-style-name="Text_20_body">
      <style:text-properties officeooo:rsid="00299392" officeooo:paragraph-rsid="00299392"/>
    </style:style>
    <style:style style:name="P33" style:family="paragraph" style:parent-style-name="Text_20_body">
      <style:text-properties officeooo:rsid="002ccf08" officeooo:paragraph-rsid="002ccf08"/>
    </style:style>
    <style:style style:name="P34" style:family="paragraph" style:parent-style-name="Text_20_body" style:list-style-name="L7">
      <style:text-properties officeooo:rsid="002ec2fb" officeooo:paragraph-rsid="002ec2fb"/>
    </style:style>
    <style:style style:name="P35" style:family="paragraph" style:parent-style-name="Text_20_body" style:list-style-name="L7">
      <style:text-properties officeooo:rsid="002fbb67" officeooo:paragraph-rsid="002fbb67"/>
    </style:style>
    <style:style style:name="P36" style:family="paragraph" style:parent-style-name="Text_20_body" style:list-style-name="L7">
      <style:text-properties officeooo:rsid="0030765d" officeooo:paragraph-rsid="0030765d"/>
    </style:style>
    <style:style style:name="T1" style:family="text">
      <style:text-properties officeooo:rsid="001e1d78"/>
    </style:style>
    <style:style style:name="T2" style:family="text">
      <style:text-properties officeooo:rsid="00294bde"/>
    </style:style>
    <style:style style:name="T3" style:family="text">
      <style:text-properties officeooo:rsid="002bfd2b"/>
    </style:style>
    <style:style style:name="T4" style:family="text">
      <style:text-properties officeooo:rsid="002ccf0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sertation</text:p>
      <text:h text:style-name="P8" text:outline-level="1">Introduction</text:h>
      <text:p text:style-name="P20">In another file.</text:p>
      <text:p text:style-name="P20"/>
      <text:p text:style-name="P17">Add:</text:p>
      <text:list xml:id="list3759241740" text:style-name="L3">
        <text:list-item>
          <text:p text:style-name="P18">more on satellite method theory, other peoples works</text:p>
        </text:list-item>
        <text:list-item>
          <text:p text:style-name="P18">more on geostat and parallax, this is why high lat </text:p>
        </text:list-item>
      </text:list>
      <text:h text:style-name="P8" text:outline-level="1">Data and methods</text:h>
      <text:h text:style-name="P10" text:outline-level="2">Satellite-based GHI estimates and forecasts</text:h>
      <text:list xml:id="list4034679033" text:style-name="L1">
        <text:list-item>
          <text:p text:style-name="P14">General description in a few sentences: <text:span text:style-name="T2">sat to irrad. </text:span><text:span text:style-name="T3">Paper 1: Heliosat method with the idea that all solar radiation coming in will be reflected away by clouds or then reach the ground as ghi. The atmospheric absorption and scattering are taken into consideration when calculating clear sky (</text:span><text:span text:style-name="T4">paper 1, see </text:span><text:span text:style-name="T3">paper II). </text:span></text:p>
        </text:list-item>
        <text:list-item>
          <text:p text:style-name="P16">forecasts are made with this method, means must use geostationary. Probs and parallax.</text:p>
        </text:list-item>
        <text:list-item>
          <text:p text:style-name="P16"/>
        </text:list-item>
      </text:list>
      <text:p text:style-name="P4"/>
      <text:p text:style-name="P4">Satellite based measurements can see clouds and their brightness. Attenuation of ghi can be determined, and combine with clear sky info the ghi at surface.</text:p>
      <text:p text:style-name="P2"/>
      <text:p text:style-name="P12">ALSO ANSWER WHY YOUVE USED WHAT YOU HAVE?</text:p>
      <text:p text:style-name="P15"/>
      <text:list xml:id="list162352920244688" text:continue-numbering="true" text:style-name="L1">
        <text:list-item>
          <text:p text:style-name="P16">These need to go somewhere?</text:p>
        </text:list-item>
        <text:list-item>
          <text:p text:style-name="P13">sat imagery sees clouds, very easy explanation of sat to irrad</text:p>
        </text:list-item>
        <text:list-item>
          <text:p text:style-name="P13">geostat and not polar, parallax</text:p>
        </text:list-item>
        <text:list-item>
          <text:p text:style-name="P13">attenuation is given by sat, need cs</text:p>
        </text:list-item>
        <text:list-item>
          <text:p text:style-name="P13">general combination of cs, sat, movement</text:p>
        </text:list-item>
        <text:list-item>
          <text:p text:style-name="P16">why have we used what we have (geostat seviri, sarah, cs models, methods)</text:p>
        </text:list-item>
      </text:list>
      <text:p text:style-name="Standard"/>
      <text:h text:style-name="P11" text:outline-level="3">Satellite imagery and datasets</text:h>
      <text:list xml:id="list1316580349" text:style-name="L6">
        <text:list-item>
          <text:p text:style-name="P19">We’ve used data from differnet datasets. Sarah, which is, and seviri for our forecasts.</text:p>
        </text:list-item>
        <text:list-item>
          <text:p text:style-name="P19">Introduce sarah details</text:p>
        </text:list-item>
        <text:list-item>
          <text:p text:style-name="P19">introduce seviri details</text:p>
        </text:list-item>
      </text:list>
      <text:p text:style-name="Standard"/>
      <text:p text:style-name="P5">Seviri: </text:p>
      <text:p text:style-name="P5">msg meteosat-11 at 0d. Seviri 12 spectral chalnnels, vis ja vis. ….</text:p>
      <text:list xml:id="list2261165785" text:style-name="L4">
        <text:list-item>
          <text:p text:style-name="P22"/>
        </text:list-item>
      </text:list>
      <text:p text:style-name="Standard"/>
      <text:p text:style-name="P7">sarah:</text:p>
      <text:p text:style-name="P7">dataset based on obs from mviri. Daily means used here, (others exist?)</text:p>
      <text:list xml:id="list4231334672" text:style-name="L5">
        <text:list-item>
          <text:p text:style-name="P25">The Surface Solar Radiation Data Set - Heliosat based on Meteosat-East (SARAH-E) SARAH-E satellite dataset, covers 1999-2015</text:p>
        </text:list-item>
        <text:list-item>
          <text:p text:style-name="P26">surface solar irradiance climate data record</text:p>
        </text:list-item>
        <text:list-item>
          <text:p text:style-name="P25">spatial resolution of 0.05 degrees.</text:p>
        </text:list-item>
        <text:list-item>
          <text:p text:style-name="P25"><text:soft-page-break/>Based on obs from MVIRI (Meteosat Visible Infra-Red Imager), on board MFG (Meteosat First Generation) satellites</text:p>
        </text:list-item>
        <text:list-item>
          <text:p text:style-name="P26">monthy mean, instantaneous, daily mean. For this study validate daily means. </text:p>
        </text:list-item>
        <text:list-item>
          <text:p text:style-name="P26">2006 not in orig but provided for paper 1 (ref paper 1)</text:p>
        </text:list-item>
        <text:list-item>
          <text:p text:style-name="P26">up to 65 d lat (all above <text:span text:style-name="T4">Huld et al 2016</text:span>)</text:p>
        </text:list-item>
        <text:list-item>
          <text:p text:style-name="P27">SARAH-E GHI Is based on Heliosat method.</text:p>
        </text:list-item>
        <text:list-item>
          <text:p text:style-name="P28">CS irrad gotten from linear interpolation of a look up talble, calculated with libRAdTran model (mayer and kylling 2005), full details in Amillo et al 2014.</text:p>
        </text:list-item>
        <text:list-item>
          <text:p text:style-name="P29">somewhat need to explain the sarah method here.</text:p>
        </text:list-item>
      </text:list>
      <text:p text:style-name="Standard"/>
      <text:p text:style-name="P7">both geostationary, meaning located above eq high. Viewing angle to high lat large issue with sat estimates, specifically with high lat. Viwin clouds not directly above, but side, causing shape problems and parallax, where cloud position appears differtn. This problem when irrad different direction, cloud and irrad path no match. </text:p>
      <text:p text:style-name="Standard"/>
      <text:h text:style-name="P11" text:outline-level="3">Clear sky models</text:h>
      <text:p text:style-name="P3"/>
      <text:p text:style-name="Text_20_body">Clear sky models are used in sat forecasts to get the ghi at surface in clear cases. Take into account attenuation of atmosphere, which is important, lesser than clouds, and heavy to calculate. Many use luts with rtms.</text:p>
      <text:p text:style-name="P6">This study four models, mcclear, specmagic, pvlib ineichen and simplified solis. For solis additional variations, to maybe find best. Mcclear physical cs model cams, radiative transfer, rtm based lut. Specmagic spectrally resolved ghi, lut with libradtran. Pvlib community based supprot pv energy. Parametristaion of linke turbidity. Solis specctrally resolved physical cs model. Best fit to rtm. Various input. Other data sources for these in paper II.</text:p>
      <text:p text:style-name="P6">Setup for solis includes default, aod, Wv, aod and wv, edni.</text:p>
      <text:p text:style-name="Text_20_body">Here we use pvlib solis for the ghi estiamates in all sky clear sky and forecast. It has good performance, and is practical aspects. Can be run from own comp as part of system.</text:p>
      <text:p text:style-name="Standard"/>
      <text:h text:style-name="P11" text:outline-level="3">GHI estimates and forecasts</text:h>
      <text:list xml:id="list798588113" text:style-name="L7">
        <text:list-item>
          <text:p text:style-name="P34">In both SARAH-E dataset and our GHI estimates, CAL is calculated with the CAL=xx/xx. </text:p>
          <text:list>
            <text:list-item>
              <text:p text:style-name="P35">Paper II uses radiances, whereas SARAH-E uses digital counts. Method is generally very similar. Both follow amillo 2014 mostly, but paper II also uses a combination of channels to combine vis 06 and vis08, following cros 2006</text:p>
            </text:list-item>
            <text:list-item>
              <text:p text:style-name="P36">actually here explain only what we have done, what method we have used to get to ghi. Mention back to sarah, that this is similar.</text:p>
            </text:list-item>
          </text:list>
        </text:list-item>
        <text:list-item>
          <text:p text:style-name="P34">CSI <text:s/>= 1-CAL, GHI = CS*CSI (check wording, highlight differences SARAH-E and ours, without going into detail.</text:p>
        </text:list-item>
      </text:list>
      <text:p text:style-name="Text_20_body">Ghi estimates based on sat data are made by combining the cs estimates from cs model, with the impact of clouds determined from seviri imagery. <text:s/>For the effect of clouds heliosat method is used (refs paper II). Satellite based radiances are used to calculate cal as follows: eq.3. paper II where what is what. In this dissertation we have used this and this. Conversion as in paper II. Using vis and vis, because??. combined according to ref. </text:p>
      <text:p text:style-name="Text_20_body"><text:soft-page-break/>Averaging process following amillo, to get most represnetative values for ro max and ro cs. Values need to describe as bright as possible realistic, within common, and for cs (<text:span text:style-name="T1">monthly cs radiance (of surface??)), we find a value which is for its own time slot, average within the good values (tails are removed).</text:span></text:p>
      <text:p text:style-name="Text_20_body">This gives us csi, which is csi=1-cal (+ variations). Csi describes the effect of clouds compared to the cs ghi (ref in II). Csi an ghics together give the estiamted ghi est with ghiest = ghics*csi.</text:p>
      <text:p text:style-name="P33">8</text:p>
      <text:p text:style-name="Text_20_body">To make forecast, <text:span text:style-name="T1">need the change, i.e. cloud movement. Evolution has impact but not good to get here. For the forecast, the cloud field movement is taken from two consecutive cal maps, based on two seviri images fro start time and next. Farneback.this cloud moveent is then applied to the first images, to attain the future cal maps. Then forecast with same as estimate, combine cs and cal.</text:span></text:p>
      <text:p text:style-name="P30">Method can only move cloudy pixels, meanign clear pix don’t move. Flaw…</text:p>
      <text:p text:style-name="P30"/>
      <text:list xml:id="list4193937681" text:style-name="L2">
        <text:list-item>
          <text:p text:style-name="P31">include method of sat to irrad</text:p>
        </text:list-item>
      </text:list>
      <text:h text:style-name="P10" text:outline-level="2">NWP forecasts</text:h>
      <text:h text:style-name="P9" text:outline-level="1">References</text:h>
      <text:p text:style-name="P32">Amillo, A.G.; Huld, T.; Müller, R. A new database of global and direct solar radiation using the eastern meteosat satellite, models and validation. Remote Sens. 2014, 6, 8165–8189. [CrossRef]</text:p>
      <text:p text:style-name="P32">Huld, T.; Müller, R.; Gracia-Amillo, A.; Pfeifroth, U.; Trentmann, J. Surface Solar Radiation Data Set—Heliosat, Meteosat-East (SARAH-E), 1st ed.; Satellite Application Facility on Climate Monitoring: Offenbach, Germany, 2016; Available online: https://doi.org/10.5676/DWD/JECD/SARAH_E/V001 (accessed on 15 December 2017).</text:p>
      <text:p text:style-name="P32">Cros, S., Albuisson, M., Wald, L., 2006. Simulating Meteosat-7 broadband radiances using two visible channels of Meteosat-8. Sol. Energy 80 (3), 361–36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5:05:44.178030822</meta:creation-date>
    <dc:date>2023-03-22T16:23:21.640816042</dc:date>
    <meta:editing-duration>PT2H1M40S</meta:editing-duration>
    <meta:editing-cycles>13</meta:editing-cycles>
    <meta:generator>LibreOffice/7.3.7.2$Linux_X86_64 LibreOffice_project/30$Build-2</meta:generator>
    <meta:document-statistic meta:table-count="0" meta:image-count="0" meta:object-count="0" meta:page-count="3" meta:paragraph-count="61" meta:word-count="1030" meta:character-count="6150" meta:non-whitespace-character-count="5211"/>
  </office:meta>
</office:document-meta>
</file>